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officeooo:paragraph-rsid="0015b252"/>
    </style:style>
    <style:style style:name="P3" style:family="paragraph" style:parent-style-name="Standard">
      <style:text-properties officeooo:paragraph-rsid="0017a83a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officeooo:paragraph-rsid="001968b1"/>
    </style:style>
    <style:style style:name="P6" style:family="paragraph" style:parent-style-name="Standard">
      <style:text-properties officeooo:paragraph-rsid="001f0122"/>
    </style:style>
    <style:style style:name="T1" style:family="text">
      <style:text-properties officeooo:rsid="0015b252"/>
    </style:style>
    <style:style style:name="T2" style:family="text">
      <style:text-properties officeooo:rsid="001968b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a20cf" style:font-weight-asian="bold" style:font-weight-complex="bold"/>
    </style:style>
    <style:style style:name="T5" style:family="text">
      <style:text-properties fo:font-weight="bold" officeooo:rsid="0022b627" style:font-weight-asian="bold" style:font-weight-complex="bold"/>
    </style:style>
    <style:style style:name="T6" style:family="text">
      <style:text-properties fo:font-weight="bold" officeooo:rsid="00247c4f" style:font-weight-asian="bold" style:font-weight-complex="bold"/>
    </style:style>
    <style:style style:name="T7" style:family="text">
      <style:text-properties fo:font-weight="bold" officeooo:rsid="001f0122" style:font-weight-asian="bold" style:font-weight-complex="bold"/>
    </style:style>
    <style:style style:name="T8" style:family="text">
      <style:text-properties fo:font-weight="bold" officeooo:rsid="001968b1" style:font-weight-asian="bold" style:font-weight-complex="bold"/>
    </style:style>
    <style:style style:name="T9" style:family="text">
      <style:text-properties officeooo:rsid="001bf70d"/>
    </style:style>
    <style:style style:name="T10" style:family="text">
      <style:text-properties officeooo:rsid="001f0122"/>
    </style:style>
    <style:style style:name="T11" style:family="text">
      <style:text-properties officeooo:rsid="0022b627"/>
    </style:style>
    <style:style style:name="T12" style:family="text">
      <style:text-properties officeooo:rsid="00247c4f"/>
    </style:style>
    <style:style style:name="T13" style:family="text">
      <style:text-properties officeooo:rsid="0026a809"/>
    </style:style>
    <style:style style:name="T14" style:family="text">
      <style:text-properties officeooo:rsid="003572d2"/>
    </style:style>
    <style:style style:name="T15" style:family="text">
      <style:text-properties officeooo:rsid="00384a52"/>
    </style:style>
    <style:style style:name="T16" style:family="text">
      <style:text-properties officeooo:rsid="003905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yan McClue</text:p>
      <text:p text:style-name="P2">0404316124 | re.mcclue@protonmail.com | <text:span text:style-name="T1">Sydney, NSW |</text:span></text:p>
      <text:p text:style-name="P2"><text:s/>github.com/ryan-mcclue | linkedin.com/in/ryan-mcclue/</text:p>
      <text:p text:style-name="P2"/>
      <text:p text:style-name="P3"><text:span text:style-name="T3">E</text:span><text:span text:style-name="T4">DUCATION</text:span></text:p>
      <text:p text:style-name="P5"><text:span text:style-name="T3">Bachelor of Computer Science (Embedded Systems)</text:span> <text:s text:c="53"/><text:span text:style-name="T8">2021-2024</text:span></text:p>
      <text:p text:style-name="P5">University of New South Wales.</text:p>
      <text:p text:style-name="P3">- Data structures, algorithms, operating systems, microcontrollers, object-orientation, databases, <text:span text:style-name="T16">AI</text:span> <text:span text:style-name="T15">and</text:span> web programming</text:p>
      <text:p text:style-name="Standard"/>
      <text:p text:style-name="P4"><text:span text:style-name="T9">SKILLS DEMONSTRATED</text:span> </text:p>
      <text:p text:style-name="Standard"><text:span text:style-name="T3">Music Player GUI</text:span> <text:s text:c="120"/><text:span text:style-name="T3">2024</text:span> </text:p>
      <text:p text:style-name="Standard">Created a cross-platform music visualiser in C/C++.</text:p>
      <text:p text:style-name="Standard">Implemented an immediate mode UI from scratch using low-level graphics APIs resulting in a responsive user experience.</text:p>
      <text:p text:style-name="Standard">Reduced FFT latency by converting algorithm to SIMD, lowering execution time from ... to ...</text:p>
      <text:p text:style-name="Standard">Improved code integrity by incorporating a CI pipeline that performed static analysis, enhancing security.</text:p>
      <text:p text:style-name="Standard">Hosted on a Launchpad PPA, setting up a packaging workflow allowing for easy installation and updates on Debian based systems.</text:p>
      <text:p text:style-name="Standard"/>
      <text:p text:style-name="Standard"><text:span text:style-name="T3">Robot Arm Controller</text:span> <text:s text:c="113"/><text:span text:style-name="T3">2024</text:span></text:p>
      <text:p text:style-name="Standard">Developed a 2-joint stepper motor robot on an STM32 microcontroller in bare metal MISRA C.</text:p>
      <text:p text:style-name="Standard">Designed non-blocking I2C, SPI and UART drivers by reading datasheets and using interrupts, allowing for real time operations.</text:p>
      <text:p text:style-name="Standard">Created a system bootloader that allowed signed firmware updates, providing system flexibility and integrity.</text:p>
      <text:p text:style-name="Standard">Wrote a console subsystem that enabled device logging and interaction, facilitating python HIL testing to improve system reliability.</text:p>
      <text:p text:style-name="Standard">Performed hardware debugging with JTAG, logic analyser, oscilloscope and multimeter, giving insight to signal timings to verify system.</text:p>
      <text:p text:style-name="Standard">Reduced power usage by incorporating sleep modes, lowering average current usage from ... to ...</text:p>
      <text:p text:style-name="Standard"/>
      <text:p text:style-name="Standard"><text:span text:style-name="T3">Marine Technician - Royal Australian Na</text:span><text:span text:style-name="T6">vy <text:s text:c="77"/></text:span><text:span text:style-name="T3">2020</text:span></text:p>
      <text:p text:style-name="Standard">Lead class of 24 by coordinating marching drills and other basic training fundamentals,</text:p>
      <text:p text:style-name="Standard">demonstrating strong communication skills.</text:p>
      <text:p text:style-name="Standard">Worked in a team of 6 to clean living areas, perform kit maintenance and provide peer support, </text:p>
      <text:p text:style-name="Standard">learning how to collaborate in a team environment.</text:p>
      <text:p text:style-name="Standard">Performed weekly early morning activities at 4am and completed milestone events</text:p>
      <text:p text:style-name="Standard">involving physical and mental evaluations resulting in an appreciation for challenging work.</text:p>
      <text:p text:style-name="Standard"/>
      <text:p text:style-name="Standard"><text:span text:style-name="T3">A</text:span><text:span text:style-name="T5">DDITIONAL SKILLS</text:span></text:p>
      <text:p text:style-name="Standard">Bash, html5/css/js, postgreSQL, java, vscode, ozone</text:p>
      <text:p text:style-name="Standard"/>
      <text:p text:style-name="P4"><text:span text:style-name="T14">VOLUNTEER WORK</text:span></text:p>
      <text:p text:style-name="Standard"><text:span text:style-name="T3">Guide Dogs NSW/ACT</text:span> <text:s text:c="102"/><text:span text:style-name="T3">2014-2022</text:span></text:p>
      <text:p text:style-name="Standard">Assisted with puppy raising Labrador till 24months old. </text:p>
      <text:p text:style-name="Standard">Took dog on regular walks, performed obedience training and engaged in socialisation experience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3T15:11:37.168282245</meta:creation-date>
    <dc:date>2024-05-13T15:27:53.639311988</dc:date>
    <meta:editing-duration>PT16M</meta:editing-duration>
    <meta:editing-cycles>29</meta:editing-cycles>
    <meta:generator>LibreOffice/6.4.7.2$Linux_X86_64 LibreOffice_project/40$Build-2</meta:generator>
    <meta:document-statistic meta:table-count="0" meta:image-count="0" meta:object-count="0" meta:page-count="1" meta:paragraph-count="34" meta:word-count="326" meta:character-count="2803" meta:non-whitespace-character-count="2041"/>
  </office:meta>
</office:document-meta>
</file>